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ngValidator.processParsedValue( Object value , Format format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ngValidator.maxValue( long value , long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Validato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Validator.validat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Validator.validate( String value , String pattern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Validator.LongValidator( boolean strict , int forma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Validator.Long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Validator.validate( String valu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Validator.maxValue( Long value , long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Validator.validate( String valu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Validator.minValue( Long value , long m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Validator.isInRange( long value , long min , long ma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Validator.minValue( long value , long m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Validator.isInRange( Long value , long min , long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